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officeooo:rsid="0013f0f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530b" style:font-weight-asian="normal" style:font-weight-complex="normal"/>
    </style:style>
    <style:style style:name="T9" style:family="text">
      <style:text-properties fo:font-weight="normal" fo:background-color="#dddddd" loext:char-shading-value="0" style:font-weight-asian="normal" style:font-weight-complex="normal"/>
    </style:style>
    <style:style style:name="T10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11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12" style:family="text">
      <style:text-properties fo:font-weight="normal" fo:background-color="#dddddd" loext:char-shading-value="0" style:font-weight-asian="normal" style:font-weight-complex="normal"/>
    </style:style>
    <style:style style:name="T13" style:family="text">
      <style:text-properties fo:font-weight="normal" officeooo:rsid="0013f0fe" fo:background-color="#dddddd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ta Tags</text:h>
      <text:p text:style-name="P3">As meta tags são <text:span text:style-name="T1">as</text:span> r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</text:span><text:span text:style-name="T1">.</text:span></text:p>
      <text:p text:style-name="P3"/>
      <text:p text:style-name="P4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6">etc.</text:span></text:p>
      <text:p text:style-name="P4">: <text:span text:style-name="T12">&lt;</text:span><text:span text:style-name="T11">meta charset=”</text:span><text:span text:style-name="T13">UTF-8</text:span><text:span text:style-name="T11">”&gt; </text:span></text:p>
      <text:p text:style-name="P3"/>
      <text:p text:style-name="P3"><text:span text:style-name="T3">&lt;</text:span><text:span text:style-name="T5">meta name=” “ content=” “&gt; -</text:span><text:span text:style-name="T6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3:14:49.384988709</meta:creation-date>
    <dc:date>2023-07-21T19:04:48.185177799</dc:date>
    <meta:editing-duration>PT45M3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5" meta:word-count="84" meta:character-count="531" meta:non-whitespace-character-count="450"/>
  </office:meta>
</office:document-meta>
</file>